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MymusicUtopia is mijn myband opdracht. Ik heb het zelf gedaan zoals dat ook moest en heb het werk afgerond. Ik ben door verschillende fases heen gelopen, zoals het idee<text:s/>opbrengen nadenken over welke personen ik het ga over hebben, het maken van een wireframe, coderen etc.<text:s/></text:p>
      <text:p text:style-name="Standaard">Ik heb een volgorde aangehouden die het beste voor mij was, namelijk: eert goed nadenken waar over ik het wil gaan hebben. Dat op papier brengen. Vervolgens de wirepframes gaan maken, hoeveel paginas ik wil. Wat voor navigation bar ik wil etc.</text:p>
      <text:p text:style-name="Standaard">In de vershchillende fases die ik heb gevolgd, ben ik natuurlijk ook wat problemen tegen gekomen. Dingen werken niet zoals gewild en soms lukte het maar niet, maar dat moest ik zelf natuulijk gaan oplossen. En dat heb ik dan ook gedaan voor een groten deel.</text:p>
      <text:p text:style-name="Standaard">Ik heb zelf geprobeerd om een MVC mappen structuur te gebruiken, maar voor mij was het maar lastig want ik begreep het niet helemaal. Vandaar dat ik het ook op mijn eigen manier heb gedaan. Wat ook niet slecht is vind ik. Gewoon logische map namen gebruiken en dingen goed indelen.<text:s/></text:p>
      <text:p text:style-name="Standaard">Pages bij de map pages, foto’s bij de map foto’s etc.</text:p>
      <text:p text:style-name="Standaard">Ik heb in de laatste fase deze document natuurlijk gemaakt, omdat ik niet wist dat we zo’n document nodig hadden of moesten maken.</text:p>
      <text:p text:style-name="Standaard"/>
      <text:p text:style-name="Standaard">Als we kritisch terug kijken naar wat we hebben gemaakt. Kan ik wel het 1 en ander vertellen.<text:s/></text:p>
      <text:p text:style-name="Standaard">Want<text:s/>mijn contact page is iets ja, maar er kan ook nog iets verandert worden. Bijvoorbeeld als je de contact grondig bekijkt zie je het volgende staan. Subject… <text:s text:c="6"/>name…. En <text:s text:c="2"/>email….</text:p>
      <text:p text:style-name="Standaard">Iedereen kan op deze manier een mail naar mij sturen en ik zal op deze manier elke email moeten bekijken met de zelfde hoeveelheid waarde. Als ik dat telkens zou doen en ik heb best wel veel mails binnen dan zou ik best wel moe worden. Dan zul je nu waarschijnlijk zeggen nou Osman dat is toch ook de bedoeling, Ja maar het kan beter. Stel als de gebruiker kon kiezen welke categorie hij of zij kan kiezen waar het over gaat, iemand wilt een discussie schrijven of iemand wilt een request doen of iemand wilt met mij spoed in contact komen kan ik dat op die manier categoriseren en de mailtjes die spoed bekeken word met spoed bekijken. En mailtjes die over voorstellingen gaan op een andere tijdstip bekijken.<text:s/></text:p>
      <text:p text:style-name="Standaard"/>
      <text:p text:style-name="Standaard">Op deze manier had ik het natuurlijk niet bekeken, mijn website. En ik schrijf dit ook nadat ik mijn project heb ingeleverd. Het is wel een goede les om af en toe je website bij te houden en om er naar te kijken op een andere tijdstip. Zodat misschien fouten eruit kan halen of met andere ideeën kan komen.</text:p>
      <text:p text:style-name="Standaard"><text:a xlink:href="http://27050.hosts2.ma-cloud.nl/bewijzenmap/periode1.4/MyMusicUtopia/index.php" office:target-frame-name="_top" xlink:show="replace"><text:span text:style-name="Hyperlink">http://27050.hosts2.ma-cloud.nl/bewijzenmap/periode1.4/MyMusicUtopia/index.php</text:span></text:a></text:p>
      <text:p text:style-name="Standaard">link van mijn websi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man oz</meta:initial-creator>
    <dc:creator>osman oz</dc:creator>
    <meta:creation-date>2019-09-10T12:28:00Z</meta:creation-date>
    <dc:date>2019-09-11T12:49:00Z</dc:date>
    <meta:template xlink:href="Normal.dotm" xlink:type="simple"/>
    <meta:editing-cycles>1</meta:editing-cycles>
    <meta:editing-duration>PT2700S</meta:editing-duration>
    <meta:document-statistic meta:page-count="1" meta:paragraph-count="5" meta:word-count="422" meta:character-count="2739" meta:row-count="19" meta:non-whitespace-character-count="2322"/>
  </office:meta>
</office:document-meta>
</file>